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_20_right">
      <style:paragraph-properties fo:text-align="end" style:justify-single-word="false"/>
    </style:style>
    <style:style style:name="P2" style:family="paragraph" style:parent-style-name="Header_20_left">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4925in" fo:margin-right="0in" fo:text-indent="0in" style:auto-text-indent="false"/>
      <style:text-properties style:font-name="LMMonoProp10"/>
    </style:style>
    <style:style style:name="P7" style:family="paragraph" style:parent-style-name="Standard">
      <style:paragraph-properties fo:margin-left="0in" fo:margin-right="0in" fo:text-indent="0in" style:auto-text-indent="false"/>
      <style:text-properties fo:font-weight="bold" style:font-weight-asian="bold" style:font-weight-complex="bold"/>
    </style:style>
    <style:style style:name="P8" style:family="paragraph" style:parent-style-name="Standard">
      <style:paragraph-properties fo:margin-left="0.9846in" fo:margin-right="0in" fo:text-indent="0in" style:auto-text-indent="false"/>
    </style:style>
    <style:style style:name="P9" style:family="paragraph" style:parent-style-name="Standard" style:master-page-name="First_20_Page">
      <style:paragraph-properties style:page-number="auto"/>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acques Uber</text:p>
      <text:p text:style-name="Standard">WR327, Section 011</text:p>
      <text:p text:style-name="Standard">03/06/2012</text:p>
      <text:p text:style-name="Standard"/>
      <text:p text:style-name="P3">A Selected Annotated Bibliography on Congestion in Tor</text:p>
      <text:p text:style-name="Standard"/>
      <text:p text:style-name="P4">Introduction</text:p>
      <text:p text:style-name="Standard">Tor is a popular anonymity network where a user deploys an Onion Proxy (OP) and then downloads a list of Onion Routers (OR) from a directory server. The user then selects three ORs for constructing a circuit. The user establishes an encrypted connection to the first OR through it's OP and then builds another encrypted connection to the second OR using the connection it built with the first OR. Finally, using the connection between the OP and the first OR and the connection between the first OR and the second OR, the user builds a final encrypted connection with the third OR. The third OR is referred to <text:s text:c="2"/>as the 'exit router' and the first OR is called the 'entry router'. The user can now use the constructed circuit to use the internet anonymously. </text:p>
      <text:p text:style-name="Standard"/>
      <text:p text:style-name="Standard">In Tor, a connection is a TCP/TLS connection between two nodes on the network and a circuit exists across connections. Multiple circuits can exist over a single connection. Also, a single 512K data unit is known as a cell.</text:p>
      <text:p text:style-name="Standard"/>
      <text:p text:style-name="Standard">Users have been experiencing high latency while using the Tor network (Dhungel 1). The research question being explored is: what causing poor network performance within Tor and what changes can be made to fix these problems? To find peer reviewed sources I searched the IEEE and ACM databases using the following terms: Tor, Anonymity, Delay, Improvements, Scheduling, and Analysis.</text:p>
      <text:p text:style-name="Standard"/>
      <text:p text:style-name="P7">Chaabane, A., Manils, P., and Kaafar, M.A. “Digging into Anonymous Traffic: A Deep</text:p>
      <text:p text:style-name="P5"><text:span text:style-name="T1"><text:s/>Analysis of the Tor Anonymizing Network.” Network and System Security (NSS), 2010 4th International Conference on. 2010, 167 –174. </text:span>Chaabane et al. investigate which applications were using the Tor network and what effect those applications have on network performance. </text:p>
      <text:p text:style-name="P8"/>
      <text:p text:style-name="P5">Data was collected on the Tor network twice; once during December 2009 and again in January 2010. The two data sets displayed similar trends and were collected in aggregate format to ensure no user IP addresses were stored. OpenDPI, an open source deep packet inspection tool, was used to classify network traffic. </text:p>
      <text:p text:style-name="P5"/>
      <text:p text:style-name="P5">The researchers focused the protocols which use the most bandwidth and the type of content users interact with while using Tor. </text:p>
      <text:p text:style-name="P5"/>
      <text:p text:style-name="P5">BitTorrent traffic was disproportionately the top contributor to bandwidth usage. One quarter of the recorded traffic was unidentifiable by DPI techniques. The researchers were able to confirm with certainty that this unidentified traffic was encrypted BitTorrent. Using torrent infohashes it was determined that copyrighted movies, games, and T.V. shows were the most commonly torrented content type. </text:p>
      <text:p text:style-name="P5"/>
      <text:p text:style-name="P5">HTTP(S) is responsible for the majority of the connections being made over the Tor network. Popular content included (in order from most popular to least popular): Search Engine/Portals, Pornography, Computer/Internet, Social Networking, and Blogs/Web Communication. </text:p>
      <text:p text:style-name="P5"/>
      <text:p text:style-name="P5"><text:soft-page-break/>Many users use Tor as an easy way to set up a SOCKS proxy and the use of non-encrypted protocols is minimal. Seventy percent of clients that connected to entry nodes controlled by the researchers originated from only 10 countries. </text:p>
      <text:p text:style-name="P5"/>
      <text:p text:style-name="P5">The authors hope that the data that they have collected will help other researchers identify and fix problems in Tor.</text:p>
      <text:p text:style-name="Standard"/>
      <text:p text:style-name="P4">Dhungel, P., Steiner, M., Rimac, I., Hilt, V., and Ross, K.W. “Waiting for Anonymity: </text:p>
      <text:p text:style-name="P5"><text:span text:style-name="T1">Understanding Delays in the Tor Overlay.” Peer-to-Peer Computing (P2P), 2010 IEEE Tenth International Conference on. 2010, 1 –4. </text:span>Dhungel et al. focused on the causes of delay in the Tor network. They ran their experiments on the actual Tor network from August 2009 to March 2010. The researchers used 3 nodes, which they controlled, to isolate and preform timing analysis on functioning Onion Routers within the Tor network. The researchers broke observed cell delay into two types: router delay, which is caused by queuing and processing data cells; and latency, which is caused by delays in the connection median. </text:p>
      <text:p text:style-name="P5"/>
      <text:p text:style-name="P5">The investigation targeted whether router delay or latency was a larger issue for performance on the Tor network. Trends in collected data were consistent over multiple trials of the experiment. </text:p>
      <text:p text:style-name="P5"/>
      <text:p text:style-name="P5">When there is a delay of greater than one second it is probably caused by router delay. Different routers can cause varying delays, but the majority of routers introduced less than 100ms of delay. </text:p>
      <text:p text:style-name="P5"/>
      <text:p text:style-name="P5">Experimental results showed fluctuation in router delay. The authors reason that either the algorithm that determines which circuit is serviced is causing fluctuations or the machine that is running the router is using bandwidth elsewhere to server other applications.</text:p>
      <text:p text:style-name="P5"/>
      <text:p text:style-name="P5">Most router delay was caused by a bottle neck in the TCP output socket write buffer. This was a common occurence when the router was handling large amounts of traffic. </text:p>
      <text:p text:style-name="P5"/>
      <text:p text:style-name="P5">It was also shown that total delay caused by a router does not have any correlation with it's advertised bandwidth. </text:p>
      <text:p text:style-name="P5"/>
      <text:p text:style-name="P5">The paper concludes by recommending modification to Tor's path selection algorithm and cell scheduling algorithm. </text:p>
      <text:p text:style-name="Standard"/>
      <text:p text:style-name="P4">Moore, W. Brad, Wacek, Chris, and Sherr, Micah. “Exploring the potential benefits of </text:p>
      <text:p text:style-name="P5"><text:span text:style-name="T1">expanded rate limiting in Tor: slow and steady wins the race with Tortoise.” Proceedings of the 27</text:span>th<text:span text:style-name="T1"> Annual Computer Security Applications Conference. ACSAC ’11. New York, NY, USA: ACM, 2011, 207–216. URL </text:span><text:a xlink:type="simple" xlink:href="http://doi.acm.org/10.1145/2076732.2076762"><text:span text:style-name="T1">http://doi.acm.org/10.1145/2076732.2076762</text:span></text:a><text:span text:style-name="T1"> . </text:span>Moor et al. propose introducing a universal rate limit to improve the performance of web traffic in Tor.</text:p>
      <text:p text:style-name="P5"><text:soft-page-break/></text:p>
      <text:p text:style-name="P5">The authors propose an incentive based strategy called Tortoise that would encourage users to run their own relays. Tortoise would impose a universal rate limit on all OPs at the ingress of the Tor network. Internal nodes in the network would not be rate limited and it is theorized that this will motivate users who use high amounts of bandwidth to set up their own Onion Routers to bypass the universal rate limit.</text:p>
      <text:p text:style-name="P5"/>
      <text:p text:style-name="P5">To test Tortoise the researchers simulated the Tor network with 100 nodes. Web-clients only saw a 15% decrease in transfer speed while bulk transfer users experienced a 31% decrease in available bandwidth.</text:p>
      <text:p text:style-name="P5"/>
      <text:p text:style-name="P5">The decrease in available bandwidth for bulk transfer was considered to be enough to motivate high bandwidth users to run their own relays, triggering improvements to network performance. </text:p>
      <text:p text:style-name="P5"/>
      <text:p text:style-name="P5">Tortoise would require that a relay be listed as 'STABLE' and 'FAST' by the Tor directory service (these labels are only given to relays that have had stable uptime for two weeks). The requirement would prevent users from quickly setting up a temporary relay and easily bypassing the rate limit. </text:p>
      <text:p text:style-name="P5"/>
      <text:p text:style-name="P5">The reliance on accurate directories for information about uptime is noted as a necessary deficiency in Tortoise.</text:p>
      <text:p text:style-name="P6"/>
      <text:p text:style-name="P5">Tortoise may trade anonymity for higher performance because higher bandwidth connections can easily be identified as users who are preforming bulk transfer. </text:p>
      <text:p text:style-name="P5"/>
      <text:p text:style-name="P5">Tortoise can cause an increase in CPU usage on an edge router because the router has to apply the universal rate limit to all traffic that it sees. </text:p>
      <text:p text:style-name="P5"/>
      <text:p text:style-name="P5">Tortoise is not compatible with Tor's bridge relays. Large parts of the Tor network would have to be upgraded for Tortoise to be used on the actual Tor network. </text:p>
      <text:p text:style-name="P5"/>
      <text:p text:style-name="P5">It is possible to launch an attack where a client bypasses the universal rate limit by spreading his connection over many Tor circuits.</text:p>
      <text:p text:style-name="P5"/>
      <text:p text:style-name="P5">The authors conclude by arguing that Tortoise can be a solution to long cell delays found <text:s/>within Tor.</text:p>
      <text:p text:style-name="P5"/>
      <text:p text:style-name="P4">Tang, Can and Goldberg, Ian. “An improved algorithm for tor circuit scheduling.” </text:p>
      <text:p text:style-name="P5"><text:span text:style-name="T1">Proceedings of the 17th ACM conference on Computer and communications security. CCS ’10. New York, NY, USA: ACM, 2010, 329 – 339. URL </text:span><text:a xlink:type="simple" xlink:href="http://doi.acm.org/10.1145/1866307.1866345"><text:span text:style-name="T1">http://doi.acm.org/10.1145/1866307.1866345</text:span></text:a><text:span text:style-name="T1"> . </text:span>Tang et al. aimed to give circuits that contain latency sensitive traffic priority over circuits that contain bulk transfer protocols. By prioritizing traffic, the researchers hoped to make interactive content appear to load <text:soft-page-break/>faster while not hurting the overall performance of bulk transfer protocols. </text:p>
      <text:p text:style-name="P5"/>
      <text:p text:style-name="P5">EWMA (Estimated Weighted Moving Average), sometimes referred to as the "rolling average," is an algorithm to remove the statistical influence of data collected in the past and reflect recent trends in data. </text:p>
      <text:p text:style-name="P5"/>
      <text:p text:style-name="P5">EWMA was used to estimate how active a circuit was by measuring cells-per-second. Circuits that were on average less active were given higher priority over circuits that had a higher cells-per-second average. </text:p>
      <text:p text:style-name="P5"/>
      <text:p text:style-name="P5">One experiment consisted of isolating three Onion Routers and three clients and having the clients build circuits through the same connection. Two of the clients preformed bulk transfer over their circuits and the third client attempted to download a small 300KB file (similar to the size of webpage). Timing data was collected with the stock Tor and then all three ORs were enabled with EWMA and data was again collected. Results showed a performance boost of 2.17 seconds when downloading the small file. </text:p>
      <text:p text:style-name="P5"/>
      <text:p text:style-name="P5">A second experiment was set up exactly like the first and found that the effectiveness of EWMA depends on the severity of congestion within the network. </text:p>
      <text:p text:style-name="P5"/>
      <text:p text:style-name="P5">A third experiment explored where a cell spends most of it's time when traveling through an Onion Router. Timing data was collected at three points: when a cell entered a circuit queue, when the cell moved from circuit queue to the TCP socket output buffer, and when the cell finally left the TCP socket buffer. The results proved that a cell spends most of it's time waiting to be flushed out of the circuit queue into the TCP socket buffer. When the EWMA algorithm was enabled, the average time a cell spent in the circuit queue was shortened. </text:p>
      <text:p text:style-name="P5"/>
      <text:p text:style-name="P5">The negative effect felt by bulk transfer protocols when the EWMA algorithm was enabled was negligible. Also, overhead caused by the calculations required to carry out EWMA were negligible. </text:p>
      <text:p text:style-name="P5"/>
      <text:p text:style-name="P5">The authors conclude that enabling an EWMA algorithm to schedule Tor traffic improves the performance of latency sensitive protocols on the Tor network. </text:p>
      <text:p text:style-name="Standard"/>
      <text:p text:style-name="P4">Tschorsch, Florian and Scheuermann, Bjorn. “Tor is unfair: And what to do about it.” </text:p>
      <text:p text:style-name="P5"><text:span text:style-name="T1">Local Computer Networks (LCN), 2011 IEEE 36th Conference on. 2011, 432 –440. </text:span>Tschorsch et al. worked on changing Tor's scheduling algorithm to be more fair when choosing which circuit to service. </text:p>
      <text:p text:style-name="P5"/>
      <text:p text:style-name="P5">The authors define 'fair' as allocating extra bandwidth to a circuit when there are extra resources but not over-allocating those resources to a single circuit when a router is overloaded with traffic. </text:p>
      <text:p text:style-name="P5"/>
      <text:p text:style-name="P5"><text:soft-page-break/>Instead of scheduling traffic for individual circuits, Tor's current scheduler services connections in a round robin fashion. When a node is at it's bandwidth limit, it evenly divides bandwidth between all outgoing connections leaving a connection with two circuits getting the same bandwidth allocation as a connection containing one circuit; two circuits will get 1/4 of the bandwidth while the other gets 1/2, which is not fair. </text:p>
      <text:p text:style-name="P5"/>
      <text:p text:style-name="P5">The authors proposed two changes to the scheduler. The first change would be to switch to scheduling circuits instead of connections. Second, the researchers suggest introducing a modified version of a min-max fairness algorithm. The min-max algorithm would ensure that greedy circuits do not over use their bandwidth allocation while allowing a circuit to contribute their unused bandwidth to other circuits. </text:p>
      <text:p text:style-name="P5"><text:s/></text:p>
      <text:p text:style-name="P5">Tor's sliding window is too large and is end-to-end (end-to-end meaning there is one window that spans the entire circuit). The researchers introduced separate windows between each router and reduced the maximum size of the window. A faster response to network congestion was observed under the new design. </text:p>
      <text:p text:style-name="P5"/>
      <text:p text:style-name="P5">The researchers combined their min-max algorithm with the modifications to the sliding window and observed major improvements to fairness and network latency in lab results. </text:p>
      <text:p text:style-name="P5"/>
      <text:p text:style-name="P5">To further test whether their modifications to Tor reduce latency and improve performance, the researchers recommend that their implementation be tested on the actual Tor network. </text:p>
      <text:p text:style-name="Standard"/>
      <text:p text:style-name="Standard"/>
      <text:p text:style-name="P4">AlSabah, Mashael, Bauer, Kevin, Goldberg, Ian, Grunwald, Dirk, McCoy, Damon, Savage, </text:p>
      <text:p text:style-name="P5"><text:span text:style-name="T1">Stefan, and Voelker, Geoffrey M. “DefenestraTor: throwing out windows in Tor.” Proceedings of the 11th international conference on Privacy enhancing technologies. PETS’11. Berlin, Heidelberg: Springer-Verlag, 2011, 134–154. URL </text:span><text:a xlink:type="simple" xlink:href="http://dl.acm.org/citation.cfm?id=2032162.2032170"><text:span text:style-name="T1">http://dl.acm.org/citation.cfm?id=2032162.2032170</text:span></text:a><text:span text:style-name="T1"> . </text:span>AlSahah et al. worked to improve congestion by modifying Tor's sliding window policy. The researchers also introduced a modified N23 algorithm that ensures a steady flow of packets from entry to edge router. </text:p>
      <text:p text:style-name="P5"/>
      <text:p text:style-name="P5">A router running stock Tor has no way of notifying an upstream router that it is experiencing congestion. The authors propose using a strategy found in ATM networks called N23. </text:p>
      <text:p text:style-name="P5"/>
      <text:p text:style-name="P5">N23 would require modifying the logic on all routers that comprise Tor and would cause overloaded routers to notify upstream routers when they are experiencing a heavy traffic load and can't handle anymore data cells. </text:p>
      <text:p text:style-name="P5"/>
      <text:p text:style-name="P5">N23 enforces a hard upper bound on how many packets can be buffered at each router along a given circuit.</text:p>
      <text:p text:style-name="P5"/>
      <text:p text:style-name="P5"><text:soft-page-break/>Another approach would be to either reduce the static window size or make the window size dynamic. This solution is easier to implement because only entry and exit routers would need to be modified. </text:p>
      <text:p text:style-name="P5"/>
      <text:p text:style-name="P5">The testing of both N23 and sliding window modifications was done in a simulated network. The data suggested that modifying window size improves webpage response times by up to 65% but leaves large portions of bandwidth unused. </text:p>
      <text:p text:style-name="P5"/>
      <text:p text:style-name="P5">Smaller window sizes can harm the average time it takes to download a webpage. N23 was able to respond to congestion quickly, specifically one in RTT. </text:p>
      <text:p text:style-name="P5"/>
      <text:p text:style-name="P5">To reduce congestion the authors recommend the adoption of N23 within the Tor net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right">
      <style:paragraph-properties fo:text-align="end" style:justify-single-word="false"/>
    </style:style>
    <style:style style:name="MP2" style:family="paragraph" style:parent-style-name="Header_20_left">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Uber <text:page-number text:select-page="current">3</text:page-number></text:p>
      </style:header>
      <style:header-left>
        <text:p text:style-name="MP2"><text:s/>Uber <text:page-number text:select-page="current">3</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berj </meta:initial-creator>
    <meta:creation-date>2012-03-06T22:11:19</meta:creation-date>
    <dc:date>2012-03-08T19:23:22</dc:date>
    <meta:editing-duration>PT28H59M47S</meta:editing-duration>
    <meta:editing-cycles>9</meta:editing-cycles>
    <meta:generator>OpenOffice.org/3.2$Linux OpenOffice.org_project/320m19$Build-9505</meta:generator>
    <dc:creator>uberj </dc:creator>
    <meta:document-statistic meta:table-count="0" meta:image-count="0" meta:object-count="0" meta:page-count="6" meta:paragraph-count="65" meta:word-count="2182" meta:character-count="13665"/>
  </office:meta>
</office:document-meta>
</file>